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/>
    <style:font-face style:name="Courier Prime1" svg:font-family="'Courier Prime', 'courier new'"/>
    <style:font-face style:name="serif" svg:font-family="serif"/>
    <style:font-face style:name="Liberation Serif" svg:font-family="'Liberation Serif'" style:font-family-generic="roman"/>
    <style:font-face style:name="FreeSans1" svg:font-family="FreeSans" style:font-family-generic="swiss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32pt" style:rel-width="100%" table:align="center" style:may-break-between-rows="false"/>
    </style:style>
    <style:style style:name="Table1.A" style:family="table-column">
      <style:table-column-properties style:column-width="216pt" style:rel-column-width="32767*"/>
    </style:style>
    <style:style style:name="Table1.A1" style:family="table-cell">
      <style:table-cell-properties style:vertical-align="bottom" fo:padding="1.4pt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13.01pt" fo:margin-bottom="0pt" loext:contextual-spacing="false" fo:text-align="center" style:justify-single-word="false"/>
      <style:text-properties fo:font-size="2pt" style:font-size-asian="2pt" style:font-size-complex="2pt"/>
    </style:style>
    <style:style style:name="P3" style:family="paragraph" style:parent-style-name="Text_20_Body.SceneHeading">
      <style:paragraph-properties fo:margin-top="13.01pt" fo:margin-bottom="0pt" loext:contextual-spacing="false" fo:break-before="page"/>
    </style:style>
    <style:style style:name="P4" style:family="paragraph" style:parent-style-name="Text_20_Body.Action">
      <style:paragraph-properties fo:margin-top="13.01pt" fo:margin-bottom="0pt" loext:contextual-spacing="false"/>
    </style:style>
    <style:style style:name="P5" style:family="paragraph" style:parent-style-name="Text_20_Body.Character">
      <style:paragraph-properties fo:margin-top="13.01pt" fo:margin-bottom="0pt" loext:contextual-spacing="false"/>
    </style:style>
    <style:style style:name="P6" style:family="paragraph" style:parent-style-name="Text_20_Body.Synopsis" style:master-page-name="">
      <style:paragraph-properties fo:margin-top="13.01pt" fo:margin-bottom="0pt" loext:contextual-spacing="false" style:page-number="auto" fo:break-before="auto" fo:break-after="auto"/>
    </style:style>
    <style:style style:name="P7" style:family="paragraph" style:parent-style-name="Text_20_Body.Parenthetical">
      <style:paragraph-properties fo:margin-top="0pt" fo:margin-bottom="0pt" loext:contextual-spacing="false"/>
    </style:style>
    <style:style style:name="P8" style:family="paragraph" style:parent-style-name="Text_20_Body.Action">
      <style:paragraph-properties fo:margin-top="0pt" fo:margin-bottom="0pt" loext:contextual-spacing="false"/>
    </style:style>
    <style:style style:name="P9" style:family="paragraph" style:parent-style-name="Text_20_Body.Dialogue">
      <style:paragraph-properties fo:margin-top="0pt" fo:margin-bottom="0pt" loext:contextual-spacing="false"/>
    </style:style>
    <style:style style:name="P10" style:family="paragraph" style:parent-style-name="Text_20_body">
      <style:paragraph-properties fo:margin-left="108pt" fo:margin-right="108pt" fo:margin-top="13.01pt" fo:margin-bottom="0pt" loext:contextual-spacing="false" fo:text-align="center" style:justify-single-word="false" fo:text-indent="0pt" style:auto-text-indent="false"/>
    </style:style>
    <style:style style:name="P11" style:family="paragraph" style:parent-style-name="Text_20_body">
      <style:paragraph-properties fo:margin-left="108pt" fo:margin-right="108pt" fo:margin-top="13.01pt" fo:margin-bottom="0pt" loext:contextual-spacing="false" fo:text-align="center" style:justify-single-word="false" fo:text-indent="0pt" style:auto-text-indent="false"/>
      <style:text-properties officeooo:rsid="001edce6" officeooo:paragraph-rsid="001edce6"/>
    </style:style>
    <style:style style:name="P12" style:family="paragraph" style:parent-style-name="Text_20_body">
      <style:paragraph-properties fo:margin-left="108pt" fo:margin-right="108pt" fo:margin-top="36pt" fo:margin-bottom="0pt" loext:contextual-spacing="false" fo:text-align="center" style:justify-single-word="false" fo:text-indent="0pt" style:auto-text-indent="false"/>
    </style:style>
    <style:style style:name="P13" style:family="paragraph" style:parent-style-name="Text_20_body">
      <style:paragraph-properties fo:margin-left="108pt" fo:margin-right="108pt" fo:margin-top="216pt" fo:margin-bottom="0pt" loext:contextual-spacing="false" fo:text-align="center" style:justify-single-word="false" fo:text-indent="0pt" style:auto-text-indent="false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ext_20_body" style:master-page-name="First_20_Page">
      <style:paragraph-properties fo:margin-left="108pt" fo:margin-right="108pt" fo:margin-top="13.01pt" fo:margin-bottom="0pt" loext:contextual-spacing="false" fo:text-align="center" style:justify-single-word="false" fo:text-indent="0pt" style:auto-text-indent="false" style:page-number="auto"/>
    </style:style>
    <style:style style:name="T1" style:family="text">
      <style:text-properties officeooo:rsid="001e22a6"/>
    </style:style>
    <style:style style:name="T2" style:family="text">
      <style:text-properties officeooo:rsid="001edce6"/>
    </style:style>
    <style:style style:name="T3" style:family="text">
      <style:text-properties officeooo:rsid="001f44b8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Page">
        <text:p text:style-name="P15"/>
        <text:section text:style-name="Sect1" text:name="Spacer1">
          <text:p text:style-name="P12"> </text:p>
        </text:section>
        <text:p text:style-name="P10">Screenplay template</text:p>
        <text:p text:style-name="P11">(no synopsis page)</text:p>
        <text:p text:style-name="P10">Written by Saeger Ryman</text:p>
        <text:section text:style-name="Sect1" text:name="Spacer2">
          <text:p text:style-name="P13"> </text:p>
        </text:section>
        <text:p text:style-name="P2"><text:bookmark text:name="TitlePageTable"/></text:p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P14"><text:bookmark text:name="TableRight"/><text:bookmark text:name="TableLeft"/></text:p>
            </table:table-cell>
            <table:table-cell table:style-name="Table1.A1" office:value-type="string">
              <text:p text:style-name="P14"/>
            </table:table-cell>
          </table:table-row>
        </table:table>
      </text:section>
      <text:section text:style-name="Sect1" text:name="SynopsisPage">
        <text:p text:style-name="P6"/>
      </text:section>
      <text:section text:style-name="Sect1" text:name="ScriptPage">
        <text:p text:style-name="P3">EXT. VALHALLA - ETERNAL DAY</text:p>
        <text:p text:style-name="P5">RYMAN</text:p>
        <text:p text:style-name="P9">Fountain Flow provides the styles when the script is first processed. This template is strictly for setting the page numbers of your screenplay. </text:p>
        <text:p text:style-name="P4">The way the page numbering works is that the first few pages are defined in this way:</text:p>
        <text:p text:style-name="P4">Page style: First page --&gt; Next style: <text:span text:style-name="T2">First Script Page</text:span></text:p>
        <text:p text:style-name="P8">Page style: First Script Page --&gt; Next style: HTML</text:p>
        <text:p text:style-name="P8">Page style: HTML</text:p>
        <text:p text:style-name="P4">A header is added to the HTML pages alone, and the page number offset. The aim is for the page numbers to begin on the second page of the script.</text:p>
        <text:p text:style-name="P5">RYMAN (CONT'D)</text:p>
        <text:p text:style-name="P9">As long as your document matches the number of pages at the head, applying the page numbers should be easy. Here's how. </text:p>
        <text:p text:style-name="P7">(clears throat)</text:p>
        <text:p text:style-name="P9">Go to Styles and Formatting -- press F11 -- and find an icon in the top right corner with a PARAGRAPH SYMBOL. Click on that and select LOAD STYLES. </text:p>
        <text:p text:style-name="P4">Check off all the boxes below, or at least PAGES<text:span text:style-name="T3">/</text:span>NUMBERING<text:span text:style-name="T3">/OVERWRITE</text:span>. Then click the FROM FILE button in the lower left corner of the LOAD STYLES dialogue, and select this file.</text:p>
        <text:p text:style-name="P5">RYMAN (CONT'D)</text:p>
        <text:p text:style-name="P9">The result should be automatic page numbering, starting on the second page of your script. </text:p>
        <text:p text:style-name="P4">FILLER enters, as there's nothing left to say, and we want enough text to spill over to page two.</text:p>
        <text:p text:style-name="P5">FILLER</text:p>
        <text:p text:style-name="P9">I've got a coffee pot for a heart. </text:p>
        <text:p text:style-name="P5">RYMAN</text:p>
        <text:p text:style-name="P9">That's a strange anatomical note. You mean you have a hot heart? </text:p>
        <text:p text:style-name="P5"><text:soft-page-break/>FILLER</text:p>
        <text:p text:style-name="P9">I could draw the analogy out some more. I've got a pencil. </text:p>
        <text:p text:style-name="P5">RYMAN</text:p>
        <text:p text:style-name="P9">No need to explain. I've got a rice steamer for a brain. </text:p>
        <text:p text:style-name="P5">FILLER</text:p>
        <text:p text:style-name="P9">Hold on, I'll demonstrate. </text:p>
        <text:p text:style-name="P4">FILLER fills his mouth with coffee grounds, then pours hot water down his throat and gargles. Meanwhile, INGENUE floats down holding a small balloon.</text:p>
        <text:p text:style-name="P5">RYMAN</text:p>
        <text:p text:style-name="P9">Very interesting. </text:p>
        <text:p text:style-name="P5">INGENUE</text:p>
        <text:p text:style-name="P9">Excuse me. Am I in the right place? I've got a microwave oven for a butt. You wouldn't believe the things that pop out! </text:p>
        <text:p text:style-name="P5">RYMAN</text:p>
        <text:p text:style-name="P9">What d'you got? </text:p>
        <text:p text:style-name="P5">INGENUE</text:p>
        <text:p text:style-name="P9">Let's see... </text:p>
        <text:p text:style-name="P4">INGENUE reaches behind her, and we hear a click and the squeak of a door opening. She pulls out a little plate of steamed veggies.</text:p>
        <text:p text:style-name="P5">RYMAN</text:p>
        <text:p text:style-name="P9">Perfect! </text:p>
        <text:p text:style-name="P4">RYMAN lifts his hair off his head, revealing <text:span text:style-name="T1">a</text:span> lump of rice<text:span text:style-name="T1">.</text:span> where his brains should be.</text:p>
        <text:p text:style-name="P5">RYMAN (CONT'D)</text:p>
        <text:p text:style-name="P9">Do you mind? </text:p>
        <text:p text:style-name="P4">INGENUE slides the vegetables in and uses a big spoon to stir them. RYMAN repositions his hair, as FILLER surprises them with two steaming hot cups of coffee.</text:p>
        <text:p text:style-name="P5">FILLER</text:p>
        <text:p text:style-name="P9">We've reached the end of page two, so my work here is done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/>
    <style:font-face style:name="Courier Prime1" svg:font-family="'Courier Prime', 'courier new'"/>
    <style:font-face style:name="serif" svg:font-family="serif"/>
    <style:font-face style:name="Liberation Serif" svg:font-family="'Liberation Serif'" style:font-family-generic="roman"/>
    <style:font-face style:name="FreeSans1" svg:font-family="FreeSans" style:font-family-generic="swiss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Prime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Courier Prime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Prime1" fo:font-family="'Courier Prime', 'courier new'" fo:font-size="12pt" style:font-name-asian="Courier Prime1" style:font-family-asian="'Courier Prime', 'courier new'" style:font-size-asian="12pt" style:font-name-complex="Courier Prime1" style:font-family-complex="'Courier Prime', 'courier new'" style:font-size-complex="12pt"/>
    </style:style>
    <style:style style:name="Heading" style:family="paragraph" style:parent-style-name="Standard" style:next-style-name="Text_20_body" style:class="text">
      <style:paragraph-properties fo:margin-top="11.99pt" fo:margin-bottom="14.14pt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pt" fo:margin-bottom="0pt" loext:contextual-spacing="false" style:line-height-at-least="13.01pt" fo:padding="0pt" fo:border="none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serif" fo:font-family="serif" fo:font-size="24pt" fo:font-weight="bold" style:font-name-asian="serif" style:font-family-asian="serif" style:font-size-asian="22pt" style:font-weight-asian="bold" style:font-name-complex="serif" style:font-family-complex="serif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10.01pt" fo:margin-bottom="6.01pt" loext:contextual-spacing="false"/>
      <style:text-properties style:font-name="serif" fo:font-family="serif" fo:font-size="18pt" fo:font-weight="bold" style:font-name-asian="serif" style:font-family-asian="serif" style:font-size-asian="18pt" style:font-weight-asian="bold" style:font-name-complex="serif" style:font-family-complex="serif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7pt" fo:margin-bottom="6.01pt" loext:contextual-spacing="false"/>
      <style:text-properties style:font-name="serif" fo:font-family="serif" fo:font-size="14pt" fo:font-weight="bold" style:font-name-asian="serif" style:font-family-asian="serif" style:font-size-asian="14pt" style:font-weight-asian="bold" style:font-name-complex="serif" style:font-family-complex="serif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6.01pt" fo:margin-bottom="6.01pt" loext:contextual-spacing="false"/>
      <style:text-properties style:font-name="serif" fo:font-family="serif" fo:font-size="12pt" fo:font-weight="bold" style:font-name-asian="serif" style:font-family-asian="serif" style:font-size-asian="12pt" style:font-weight-asian="bold" style:font-name-complex="serif" style:font-family-complex="serif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6.01pt" fo:margin-bottom="3pt" loext:contextual-spacing="false"/>
      <style:text-properties style:font-name="serif" fo:font-family="serif" fo:font-size="10pt" fo:font-weight="bold" style:font-name-asian="serif" style:font-family-asian="serif" style:font-size-asian="10pt" style:font-weight-asian="bold" style:font-name-complex="serif" style:font-family-complex="serif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3pt" fo:margin-bottom="3pt" loext:contextual-spacing="false"/>
      <style:text-properties style:font-name="serif" fo:font-family="serif" fo:font-size="7pt" fo:font-weight="bold" style:font-name-asian="serif" style:font-family-asian="serif" style:font-size-asian="7pt" style:font-weight-asian="bold" style:font-name-complex="serif" style:font-family-complex="serif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.Synopsis" style:display-name="Text Body.Synopsis" style:family="paragraph" style:parent-style-name="Text_20_body">
      <style:paragraph-properties fo:margin-top="13.01pt" fo:margin-bottom="0pt" loext:contextual-spacing="false" fo:orphans="3" fo:widows="3"/>
    </style:style>
    <style:style style:name="Text_20_Body.SceneHeading" style:display-name="Text Body.SceneHeading" style:family="paragraph" style:parent-style-name="Text_20_body" style:master-page-name="">
      <style:paragraph-properties fo:margin-top="13.01pt" fo:margin-bottom="0pt" loext:contextual-spacing="false" style:page-number="auto" fo:break-before="auto" fo:break-after="auto" fo:keep-with-next="always"/>
    </style:style>
    <style:style style:name="Text_20_Body.Character" style:display-name="Text Body.Character" style:family="paragraph" style:parent-style-name="Text_20_body" style:master-page-name="">
      <style:paragraph-properties fo:margin-left="144pt" fo:margin-right="0pt" fo:text-indent="0pt" style:auto-text-indent="false" style:page-number="auto" fo:break-before="auto" fo:break-after="auto" fo:keep-with-next="always"/>
    </style:style>
    <style:style style:name="Text_20_Body.Dialogue" style:display-name="Text Body.Dialogue" style:family="paragraph" style:parent-style-name="Text_20_body" style:master-page-name="">
      <style:paragraph-properties fo:margin-left="72pt" fo:margin-right="72pt" fo:orphans="2" fo:widows="2" fo:text-indent="0pt" style:auto-text-indent="false" style:page-number="auto" fo:break-before="auto" fo:break-after="auto" fo:keep-with-next="auto"/>
    </style:style>
    <style:style style:name="Text_20_Body.Action" style:display-name="Text Body.Action" style:family="paragraph" style:parent-style-name="Text_20_body">
      <style:paragraph-properties fo:margin-top="13.01pt" fo:margin-bottom="0pt" loext:contextual-spacing="false" fo:orphans="3" fo:widows="3"/>
    </style:style>
    <style:style style:name="Text_20_Body.Parenthetical" style:display-name="Text Body.Parenthetical" style:family="paragraph" style:parent-style-name="Text_20_body">
      <style:paragraph-properties fo:margin-left="108pt" fo:margin-right="108pt" fo:text-indent="0pt" style:auto-text-indent="false" fo:keep-with-next="always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pt" svg:y="0pt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e22a6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72pt" fo:background-color="#ffffff" style:writing-mode="lr-tb" draw:fill="solid" draw:fill-color="#ffffff" draw:opacity="100%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28.4pt" fo:margin-left="0pt" fo:margin-right="0pt" fo:margin-bottom="14.2pt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612pt" fo:page-height="792pt" style:num-format="1" style:print-orientation="portrait" fo:margin-top="54pt" fo:margin-bottom="54pt" fo:margin-left="108pt" fo:margin-right="72pt" fo:background-color="#ffffff" style:writing-mode="lr-tb" draw:fill="solid" draw:fill-color="#ffffff" draw:opacity="100%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header>
        <text:p text:style-name="MP1"><text:span text:style-name="MT1"><text:page-number text:select-page="current" text:page-adjust="-1">2</text:page-number></text:span><text:span text:style-name="MT1">.</text:span></text:p>
      </style:header>
    </style:master-page>
    <style:master-page style:name="First_20_Page" style:display-name="First Page" style:page-layout-name="Mpm4" style:next-style-name="First_20_Script_20_Page"/>
    <style:master-page style:name="Synopsis_20_Page" style:display-name="Synopsis Page" style:page-layout-name="Mpm4" style:next-style-name="First_20_Script_20_Page"/>
    <style:master-page style:name="First_20_Script_20_Page" style:display-name="First Scrip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Screenplay with synopsis template</dc:title>
    <dc:date>2015-11-10T20:00:27.994484555</dc:date>
    <dc:creator>Saeger Ryman</dc:creator>
    <meta:editing-duration>PT11M13S</meta:editing-duration>
    <meta:editing-cycles>3</meta:editing-cycles>
    <meta:generator>LibreOffice/5.0.3.2$Linux_x86 LibreOffice_project/00m0$Build-2</meta:generator>
    <meta:document-statistic meta:table-count="1" meta:image-count="0" meta:object-count="0" meta:page-count="3" meta:paragraph-count="50" meta:word-count="434" meta:character-count="2363" meta:non-whitespace-character-count="1961"/>
  </office:meta>
</office:document-meta>
</file>